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5" style:family="text" style:display-name="s5">
      <style:text-properties fo:font-size="13pt" fo:color="#e94560" fo:font-family="Liberation Mono"/>
    </style:style>
    <style:style style:name="s6" style:family="text" style:display-name="s6">
      <style:text-properties fo:font-size="12pt" fo:color="#111111"/>
    </style:style>
    <style:style style:name="s7" style:family="drawing-page" style:display-name="s7">
      <style:drawing-page-properties draw:fill="solid" draw:fill-color="#1a1a2e" draw:background-size="border"/>
    </style:style>
    <style:style style:name="s8" style:family="drawing-page" style:display-name="s8">
      <style:drawing-page-properties draw:fill="solid" draw:fill-color="#16213e" draw:background-size="border"/>
    </style:style>
    <style:style style:name="s9" style:family="drawing-page" style:display-name="s9">
      <style:drawing-page-properties draw:fill="solid" draw:fill-color="#0f3460" draw:background-size="border"/>
    </style:style>
    <style:style style:name="s10" style:family="graphic" style:display-name="s10">
      <style:graphic-properties draw:stroke="none" draw:fill="none"/>
    </style:style>
  </office:automatic-styles>
  <office:body>
    <office:presentation>
      <draw:page draw:style-name="s8" draw:master-page-name="Dark">
        <draw:frame draw:style-name="s10" svg:width="23.4cm" svg:height="4.0cm" svg:x="1.0cm" svg:y="3.2cm" presentation:class="title">
          <draw:text-box>
            <text:p><text:span text:style-name="s1">Module 12</text:span></text:p>
          </draw:text-box>
        </draw:frame>
        <draw:frame draw:style-name="s10" svg:width="23.4cm" svg:height="1.6cm" svg:x="1.0cm" svg:y="7.40cm" presentation:class="subtitle">
          <draw:text-box>
            <text:p><text:span text:style-name="s2">Security Deep Dive   (60-120 min)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Module 12 formalises the security practices scattered throughout the course into a coherent</text:span></text:p>
              <text:p><text:span text:style-name="s6">hardening checklist. The key mental model: defence in depth. No single control is sufficient.</text:span></text:p>
              <text:p><text:span text:style-name="s6">Rootless + non-root + dropped capabilities + read-only FS + SELinux + digest pinning = an auditable</text:span></text:p>
              <text:p><text:span text:style-name="s6">security posture.</text:span></text:p>
            </draw:text-box>
          </draw:frame>
        </presentation:notes>
      </draw:page>
      <draw:page draw:style-name="s7" draw:master-page-name="Dark">
        <draw:frame draw:style-name="s10" svg:width="23.4cm" svg:height="2.0cm" svg:x="1.0cm" svg:y="0.8cm" presentation:class="title">
          <draw:text-box>
            <text:p><text:span text:style-name="s3">Baseline Hardening Checklist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4">Run rootless (host protection against breakout)</text:span></text:p>
            <text:p><text:span text:style-name="s4">Run as non-root inside container (in-container least privilege)</text:span></text:p>
            <text:p><text:span text:style-name="s4">Drop capabilities: --cap-drop=ALL, add back only what is needed</text:span></text:p>
            <text:p><text:span text:style-name="s4">Read-only root FS: --read-only + --tmpfs for writable scratch</text:span></text:p>
            <text:p><text:span text:style-name="s5">--security-opt no-new-privileges</text:span></text:p>
            <text:p><text:span text:style-name="s4">Limit resources: --memory 256m --pids-limit 200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Walk through each control and ask what does this protect against: Rootless -&gt; host breakout. Non-</text:span></text:p>
              <text:p><text:span text:style-name="s6">root-in-container -&gt; in-container privilege escalation. Dropped capabilities -&gt; kernel exploit</text:span></text:p>
              <text:p><text:span text:style-name="s6">needing a specific cap. Read-only FS -&gt; malware writing persistence files. no-new-privileges -&gt;</text:span></text:p>
              <text:p><text:span text:style-name="s6">setuid binaries inside the container cannot gain privileges. Resource limits -&gt; denial of service</text:span></text:p>
              <text:p><text:span text:style-name="s6">from runaway processes. Collectively these make a container posture that is verifiable and</text:span></text:p>
              <text:p><text:span text:style-name="s6">auditable. Avoid --privileged as a debug shortcut — it grants all capabilities.</text:span></text:p>
            </draw:text-box>
          </draw:frame>
        </presentation:notes>
      </draw:page>
      <draw:page draw:style-name="s9" draw:master-page-name="Dark">
        <draw:frame draw:style-name="s10" svg:width="23.4cm" svg:height="2.0cm" svg:x="1.0cm" svg:y="0.8cm" presentation:class="title">
          <draw:text-box>
            <text:p><text:span text:style-name="s3">Lab 12: Read-Only + Dropped Caps</text:span></text:p>
          </draw:text-box>
        </draw:frame>
        <draw:frame draw:style-name="s10" svg:width="23.4cm" svg:height="10.0cm" svg:x="1.0cm" svg:y="3.5cm" presentation:class="body">
          <draw:text-box>
            <text:p><text:span text:style-name="s5">podman run --rm --cap-drop=ALL alpine id</text:span></text:p>
            <text:p><text:span text:style-name="s5">podman run --rm --read-only --tmpfs /var/cache/nginx --tmpfs /var/run \</text:span></text:p>
            <text:p><text:span text:style-name="s5">         --cap-drop=ALL --security-opt no-new-privileges nginx:stable</text:span></text:p>
            <text:p><text:span text:style-name="s4">If it fails: read error -&gt; identify write path -&gt; add targeted tmpfs</text:span></text:p>
            <text:p><text:span text:style-name="s4">Goal: nginx runs successfully with all restrictions applied</text:span></text:p>
          </draw:text-box>
        </draw:frame>
        <presentation:notes>
          <draw:frame draw:style-name="s10" svg:width="17.0cm" svg:height="12.57cm" svg:x="2.06cm" svg:y="1.14cm" presentation:class="page"/>
          <draw:frame draw:style-name="s10" svg:width="17.0cm" svg:height="11.0cm" svg:x="2.06cm" svg:y="14.36cm" presentation:class="notes">
            <draw:text-box>
              <text:p><text:span text:style-name="s6">This lab deliberately fails first so students learn to read errors as a map of required permissions.</text:span></text:p>
              <text:p><text:span text:style-name="s6">nginx needs to write to /var/cache/nginx (temp files) and /var/run (PID file). Each time it fails,</text:span></text:p>
              <text:p><text:span text:style-name="s6">add the minimum required tmpfs and retry. Goal: understand why each restriction fails and add back</text:span></text:p>
              <text:p><text:span text:style-name="s6">only the minimum required exception. Image trust: pin by digest, use minimal base images (alpine</text:span></text:p>
              <text:p><text:span text:style-name="s6">variants), track upstream CVEs with tools like trivy or grype. Supply chain: prefer official images;</text:span></text:p>
              <text:p><text:span text:style-name="s6">avoid curl-piped-to-bash installer scripts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